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06cm" fo:min-width="16.42cm"/>
    </style:style>
    <style:style style:name="gr2" style:family="graphic" style:parent-style-name="standard">
      <style:graphic-properties draw:textarea-horizontal-align="justify" draw:textarea-vertical-align="middle" draw:auto-grow-height="false" fo:min-height="2.006cm" fo:min-width="4.576cm"/>
    </style:style>
    <style:style style:name="gr3" style:family="graphic" style:parent-style-name="standard">
      <style:graphic-properties draw:textarea-horizontal-align="justify" draw:textarea-vertical-align="middle" draw:auto-grow-height="false" fo:min-height="2.006cm" fo:min-width="6.832cm"/>
    </style:style>
    <style:style style:name="gr4" style:family="graphic" style:parent-style-name="standard">
      <style:graphic-properties draw:textarea-horizontal-align="justify" draw:textarea-vertical-align="middle" draw:auto-grow-height="false" fo:min-height="2.006cm" fo:min-width="4.012cm"/>
    </style:style>
    <style:style style:name="gr5" style:family="graphic" style:parent-style-name="standard">
      <style:graphic-properties draw:textarea-vertical-align="bottom" fo:padding-bottom="0.776cm"/>
    </style:style>
    <style:style style:name="gr6" style:family="graphic" style:parent-style-name="standard">
      <style:graphic-properties draw:textarea-horizontal-align="justify" draw:textarea-vertical-align="middle" draw:auto-grow-height="false" fo:min-height="2.006cm" fo:min-width="2.32cm"/>
    </style:style>
    <style:style style:name="gr7" style:family="graphic" style:parent-style-name="standard">
      <style:graphic-properties draw:textarea-horizontal-align="justify" draw:textarea-vertical-align="middle" draw:auto-grow-height="false" fo:min-height="2.006cm" fo:min-width="1.7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92cm" svg:height="2.256cm" svg:x="2.128cm" svg:y="18.484cm">
          <text:p text:style-name="P1">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76cm" svg:height="2.256cm" svg:x="2.128cm" svg:y="10.024cm"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32cm" svg:height="2.256cm" svg:x="11.716cm" svg:y="15.664cm">
          <text:p text:style-name="P1">MDB / LevelDB / etc.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12cm" svg:height="2.256cm" svg:x="14.536cm" svg:y="10.024cm">
          <text:p text:style-name="P1">db_sch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6.92cm" svg:height="2.256cm" svg:x="2.128cm" svg:y="4.384cm">
          <text:p text:style-name="P1">StrongLink</text:p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7.331cm" svg:height="7.895cm" svg:x="11.716cm" svg:y="7.204cm" svg:viewBox="0 0 7332 7896" draw:points="0,7896 7332,7896 7332,5640 2256,5640 2256,0 0,0">
          <text:p text:style-name="P1">db</text:p>
        </draw:polygon>
        <draw:polygon draw:style-name="gr5" draw:text-style-name="P1" draw:layer="layout" svg:width="5.639cm" svg:height="7.895cm" svg:x="5.512cm" svg:y="7.204cm" svg:viewBox="0 0 5640 7896" draw:points="0,7896 5640,7896 5640,0 2256,0 2256,5640 0,5640">
          <text:p text:style-name="P1">async</text:p>
        </draw:polygon>
        <draw:custom-shape draw:style-name="gr4" draw:text-style-name="P1" draw:layer="layout" svg:width="4.512cm" svg:height="2.256cm" svg:x="14.536cm" svg:y="7.204cm">
          <text:p text:style-name="P1">SLN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76cm" svg:height="2.256cm" draw:transform="skewX (0.00261799387799149) rotate (0.00261799387799149) translate (2.128cm 7.215cm)">
          <text:p text:style-name="P1">HTTP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2cm" svg:height="2.256cm" svg:x="5.512cm" svg:y="15.664cm">
          <text:p text:style-name="P1">libuv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56cm" svg:height="2.256cm" svg:x="8.896cm" svg:y="15.664cm">
          <text:p text:style-name="P1">libco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82cm" svg:height="2.256cm" svg:x="2.128cm" svg:y="12.844cm">
          <text:p text:style-name="P1">libtls</text:p>
          <draw:enhanced-geometry svg:viewBox="0 0 21600 21600" draw:type="rectangle" draw:enhanced-path="M 0 0 L 21600 0 21600 21600 0 21600 0 0 Z N"/>
        </draw:custom-shape>
        <draw:frame draw:style-name="gr8" draw:layer="layout" svg:width="11.708cm" svg:height="0.962cm" svg:x="4.384cm" svg:y="2.294cm">
          <draw:text-box>
            <text:p>StrongLink I/O and Storage Architecture</text:p>
          </draw:text-box>
        </draw:frame>
        <draw:custom-shape draw:style-name="gr6" draw:text-style-name="P1" draw:layer="layout" svg:width="2.82cm" svg:height="2.256cm" svg:x="2.128cm" svg:y="15.664cm">
          <text:p text:style-name="P1">libress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23:33:38.001728880</meta:creation-date>
    <dc:date>2015-08-22T23:27:47.802506195</dc:date>
    <meta:editing-duration>PT4M28S</meta:editing-duration>
    <meta:editing-cycles>4</meta:editing-cycles>
    <meta:generator>LibreOffice/4.3.7.2$Linux_X86_64 LibreOffice_project/430$Build-2</meta:generator>
    <meta:document-statistic meta:object-count="14"/>
  </office:meta>
</office:document-meta>
</file>